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8ffff" draw:textarea-horizontal-align="justify" draw:textarea-vertical-align="middle" draw:auto-grow-height="false" fo:min-height="6.625cm" fo:min-width="8.375cm"/>
    </style:style>
    <style:style style:name="gr2" style:family="graphic" style:parent-style-name="standard">
      <style:graphic-properties svg:stroke-color="#000000" draw:fill="solid" draw:fill-color="#808080" draw:textarea-vertical-align="middle"/>
    </style:style>
    <style:style style:name="gr3" style:family="graphic" style:parent-style-name="standard">
      <style:graphic-properties draw:stroke="solid" svg:stroke-color="#000000" draw:fill="solid" draw:fill-color="#c8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textarea-vertical-align="middle"/>
    </style:style>
    <style:style style:name="P1" style:family="paragraph">
      <loext:graphic-properties draw:fill="solid" draw:fill-color="#c8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style:text-properties fo:color="#ff0000" loext:opacity="100%" style:font-name="Arial Black" fo:font-size="66pt" fo:text-shadow="1pt 1pt" fo:font-weight="bold" style:font-size-asian="66pt" style:font-size-complex="66pt"/>
    </style:style>
    <style:style style:name="P4" style:family="paragraph">
      <loext:graphic-properties draw:fill="none" draw:fill-color="#ffffff"/>
      <style:text-properties fo:color="#ff0000" loext:opacity="100%" style:font-name="Arial Black" fo:font-size="66pt" fo:text-shadow="1pt 1pt" fo:font-weight="bold" style:font-size-asian="66pt" style:font-size-complex="66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color="#ff0000" loext:opacity="100%" fo:font-size="66pt" fo:text-shadow="1pt 1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8.875cm" svg:height="6.875cm" svg:x="2.625cm" svg:y="3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1.144cm" svg:height="5.1cm" draw:transform="skewX (-0.121125850088406) rotate (1.03253678547985) translate (3.5751184844405cm 5.21661561375867cm)" svg:viewBox="0 0 1145 5101" draw:points="341,0 357,767 362,3131 648,3363 1001,3553 1145,4250 1074,4869 502,5101 215,4947 287,3399 1,3166 0,1387">
          <text:p/>
        </draw:polygon>
        <draw:polygon draw:style-name="gr2" draw:text-style-name="P2" draw:layer="layout" svg:width="1.264cm" svg:height="4.65cm" draw:transform="skewX (-0.0945968454580927) rotate (0.293040781409848) translate (4.4247798911653cm 4.0059297786499cm)" svg:viewBox="0 0 1265 4651" draw:points="886,0 870,728 865,2868 549,3078 158,3250 0,3881 79,4441 711,4651 1027,4510 948,3110 1265,2899 1265,1288">
          <text:p/>
        </draw:polygon>
        <draw:polygon draw:style-name="gr3" draw:text-style-name="P1" draw:layer="layout" svg:width="0.633cm" svg:height="1.048cm" draw:transform="skewX (-0.0863937979737194) rotate (0.278903614468694) translate (5.89901046049478cm 7.08723804448043cm)" svg:viewBox="0 0 634 1049" draw:points="553,0 158,70 0,489 80,909 397,1049 634,839 633,560">
          <text:p/>
        </draw:polygon>
        <draw:polygon draw:style-name="gr3" draw:text-style-name="P1" draw:layer="layout" svg:width="0.565cm" svg:height="1.173cm" draw:transform="skewX (-0.105243353895258) rotate (1.13219508576872) translate (7.16642558462586cm 6.40962218172727cm)" svg:viewBox="0 0 566 1174" draw:points="71,0 425,78 566,547 495,1017 212,1174 0,939 0,626">
          <text:p/>
        </draw:polygon>
        <draw:frame draw:style-name="gr4" draw:text-style-name="P4" draw:layer="layout" svg:width="4cm" svg:height="4.5cm" svg:x="3.625cm" svg:y="5cm">
          <draw:text-box>
            <text:p text:style-name="P3"><text:span text:style-name="T1">Ya</text:span></text:p>
          </draw:text-box>
        </draw:frame>
        <draw:polygon draw:style-name="gr5" draw:text-style-name="P5" draw:layer="layout" svg:width="1.999cm" svg:height="8.124cm" svg:x="5.875cm" svg:y="10.75cm" svg:viewBox="0 0 2000 8125" draw:points="375,0 625,1125 632,4943 1132,5318 1750,5625 2000,6750 1875,7750 875,8125 375,7875 500,5375 0,5000 0,2125">
          <text:p/>
        </draw:polygon>
        <draw:polygon draw:style-name="gr5" draw:text-style-name="P5" draw:layer="layout" svg:width="1.999cm" svg:height="8.124cm" svg:x="4.75cm" svg:y="10.725cm" svg:viewBox="0 0 2000 8125" draw:points="1625,0 1375,1125 1368,4943 868,5318 250,5625 0,6750 125,7750 1125,8125 1625,7875 1500,5375 2000,5000 2000,2125">
          <text:p/>
        </draw:polygon>
        <draw:g>
          <draw:polygon draw:style-name="gr2" draw:text-style-name="P2" draw:layer="layout" svg:width="1.999cm" svg:height="8.239cm" draw:transform="rotate (1.09589223732724) translate (8.77406549521107cm 12.8588451959449cm)" svg:viewBox="0 0 2000 8240" draw:points="597,0 625,1239 632,5057 1132,5432 1750,5739 2000,6864 1875,7864 875,8240 375,7990 500,5490 0,5114 0,2240">
            <text:p/>
          </draw:polygon>
          <draw:polygon draw:style-name="gr2" draw:text-style-name="P2" draw:layer="layout" svg:width="1.999cm" svg:height="8.299cm" draw:transform="rotate (0.337721210260903) translate (10.102548390387cm 10.6663584249632cm)" svg:viewBox="0 0 2000 8300" draw:points="1398,0 1375,1299 1368,5118 868,5492 250,5800 0,6925 125,7925 1125,8300 1625,8050 1499,5550 2000,5175 1999,2300">
            <text:p/>
          </draw:polygon>
          <draw:polygon draw:style-name="gr6" draw:text-style-name="P6" draw:layer="layout" svg:width="0.999cm" svg:height="1.874cm" draw:transform="rotate (0.319744318965361) translate (12.3966305888213cm 16.2444369646389cm)" svg:viewBox="0 0 1000 1875" draw:points="875,0 250,125 0,875 125,1625 625,1875 1000,1500 1000,1000">
            <text:p/>
          </draw:polygon>
          <draw:polygon draw:style-name="gr6" draw:text-style-name="P6" draw:layer="layout" svg:width="0.999cm" svg:height="1.874cm" draw:transform="rotate (1.18769655598214) translate (14.3752415636069cm 15.0170919789787cm)" svg:viewBox="0 0 1000 1875" draw:points="125,0 750,125 1000,875 875,1625 375,1875 0,1500 0,1000">
            <text:p/>
          </draw:polygon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13T12:22:48.511000000</dc:date>
    <meta:editing-duration>PT1H27M34S</meta:editing-duration>
    <meta:editing-cycles>1</meta:editing-cycles>
    <meta:document-statistic meta:object-count="13"/>
    <meta:generator>LibreOffice/7.1.5.2$Windows_X86_64 LibreOffice_project/85f04e9f809797b8199d13c421bd8a2b025d52b5</meta:generator>
  </office:meta>
</office:document-meta>
</file>